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289" officeooo:paragraph-rsid="00073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Nauk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6:02:11.190000000</meta:creation-date>
    <dc:date>2024-10-25T16:02:43.852000000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24.8.2.1$Windows_X86_64 LibreOffice_project/0f794b6e29741098670a3b95d60478a65d05ef13</meta:generator>
  </office:meta>
</office:document-meta>
</file>